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fo:font-size="12pt" fo:font-weight="bold" officeooo:rsid="0056d2ed" officeooo:paragraph-rsid="0056d2ed" style:font-size-asian="10pt" style:font-weight-asian="bold" style:font-size-complex="10pt" style:font-weight-complex="bold"/>
    </style:style>
    <style:style style:name="P3" style:family="paragraph" style:parent-style-name="Preformatted_20_Text">
      <style:text-properties fo:font-size="10pt" fo:font-weight="normal" officeooo:rsid="0056d2ed" officeooo:paragraph-rsid="0056d2ed" style:font-size-asian="10pt" style:font-weight-asian="normal" style:font-size-complex="10pt" style:font-weight-complex="normal"/>
    </style:style>
    <style:style style:name="P4" style:family="paragraph" style:parent-style-name="Preformatted_20_Text">
      <style:text-properties fo:font-size="12pt" fo:font-weight="bold" officeooo:rsid="0058cae5" officeooo:paragraph-rsid="0058cae5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officeooo:paragraph-rsid="0058cae5"/>
    </style:style>
    <style:style style:name="P6" style:family="paragraph" style:parent-style-name="Preformatted_20_Text">
      <style:text-properties fo:font-size="10pt" officeooo:rsid="00590cf3" officeooo:paragraph-rsid="005ab383" style:font-size-asian="10pt" style:font-size-complex="10pt"/>
    </style:style>
    <style:style style:name="P7" style:family="paragraph" style:parent-style-name="Preformatted_20_Text">
      <style:text-properties fo:font-size="10pt" officeooo:rsid="005ab383" officeooo:paragraph-rsid="005ab383" style:font-size-asian="10pt" style:font-size-complex="10pt"/>
    </style:style>
    <style:style style:name="P8" style:family="paragraph" style:parent-style-name="Preformatted_20_Text">
      <style:text-properties fo:font-size="10pt" officeooo:rsid="005ab383" officeooo:paragraph-rsid="006a0065" style:font-size-asian="10pt" style:font-size-complex="10pt"/>
    </style:style>
    <style:style style:name="P9" style:family="paragraph" style:parent-style-name="Preformatted_20_Text">
      <style:text-properties fo:font-size="10pt" officeooo:rsid="005be616" officeooo:paragraph-rsid="006a0065" style:font-size-asian="10pt" style:font-size-complex="10pt"/>
    </style:style>
    <style:style style:name="P10" style:family="paragraph" style:parent-style-name="Preformatted_20_Text">
      <style:text-properties fo:font-size="10pt" officeooo:rsid="005ab383" officeooo:paragraph-rsid="00605b04" style:font-size-asian="10pt" style:font-size-complex="10pt"/>
    </style:style>
    <style:style style:name="P11" style:family="paragraph" style:parent-style-name="Preformatted_20_Text">
      <style:text-properties fo:font-size="10pt" officeooo:rsid="00657b57" officeooo:paragraph-rsid="006a0065" style:font-size-asian="10pt" style:font-size-complex="10pt"/>
    </style:style>
    <style:style style:name="P12" style:family="paragraph" style:parent-style-name="Preformatted_20_Text">
      <style:text-properties fo:font-size="10pt" officeooo:rsid="00685cdb" officeooo:paragraph-rsid="006a0065" style:font-size-asian="10pt" style:font-size-complex="10pt"/>
    </style:style>
    <style:style style:name="P13" style:family="paragraph" style:parent-style-name="Preformatted_20_Text">
      <style:text-properties fo:font-size="12pt" fo:font-weight="bold" officeooo:rsid="006e7e7a" officeooo:paragraph-rsid="006e7e7a" style:font-size-asian="10pt" style:font-weight-asian="bold" style:font-size-complex="10pt" style:font-weight-complex="bold"/>
    </style:style>
    <style:style style:name="P14" style:family="paragraph" style:parent-style-name="Preformatted_20_Text">
      <style:text-properties fo:font-size="12pt" fo:font-weight="normal" officeooo:rsid="006e7e7a" officeooo:paragraph-rsid="006e7e7a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fo:font-weight="normal" officeooo:rsid="006e7e7a" officeooo:paragraph-rsid="006e7e7a" style:font-size-asian="10pt" style:font-weight-asian="normal" style:font-size-complex="10pt" style:font-weight-complex="normal"/>
    </style:style>
    <style:style style:name="P16" style:family="paragraph" style:parent-style-name="Preformatted_20_Text">
      <style:text-properties fo:font-size="12pt" fo:font-weight="bold" officeooo:rsid="0073a5bc" officeooo:paragraph-rsid="0073a5bc" style:font-size-asian="10pt" style:font-weight-asian="bold" style:font-size-complex="10pt" style:font-weight-complex="bold"/>
    </style:style>
    <style:style style:name="P17" style:family="paragraph" style:parent-style-name="Preformatted_20_Text">
      <style:text-properties fo:font-size="10pt" officeooo:rsid="005e0ad1" officeooo:paragraph-rsid="00605b04" style:font-size-asian="10pt" style:font-size-complex="10pt"/>
    </style:style>
    <style:style style:name="P18" style:family="paragraph" style:parent-style-name="Preformatted_20_Text">
      <style:text-properties fo:font-size="10pt" fo:font-weight="normal" officeooo:rsid="0073a5bc" officeooo:paragraph-rsid="00605b04" style:font-size-asian="10pt" style:font-weight-asian="normal" style:font-size-complex="10pt" style:font-weight-complex="normal"/>
    </style:style>
    <style:style style:name="P19" style:family="paragraph" style:parent-style-name="Preformatted_20_Text">
      <style:text-properties fo:font-size="12pt" fo:font-weight="bold" officeooo:rsid="007547ff" officeooo:paragraph-rsid="007547ff" style:font-size-asian="10pt" style:font-weight-asian="bold" style:font-size-complex="10pt" style:font-weight-complex="bold"/>
    </style:style>
    <style:style style:name="P20" style:family="paragraph" style:parent-style-name="Preformatted_20_Text">
      <style:text-properties fo:font-size="10pt" fo:font-weight="normal" officeooo:rsid="00760e74" officeooo:paragraph-rsid="007547ff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font-size="12pt" fo:font-weight="bold" officeooo:rsid="007a62d7" officeooo:paragraph-rsid="007a62d7" style:font-size-asian="10pt" style:font-weight-asian="bold" style:font-size-complex="10pt" style:font-weight-complex="bold"/>
    </style:style>
    <style:style style:name="P22" style:family="paragraph" style:parent-style-name="Preformatted_20_Text">
      <style:text-properties fo:font-size="10pt" fo:font-weight="normal" officeooo:rsid="007b7d18" officeooo:paragraph-rsid="007a62d7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font-size="10pt" fo:font-weight="normal" officeooo:rsid="007b7d18" officeooo:paragraph-rsid="00864e9f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fo:font-size="10pt" fo:font-weight="normal" officeooo:rsid="007b7d18" officeooo:paragraph-rsid="008b295e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fo:font-size="10pt" fo:font-weight="normal" officeooo:rsid="0093a3c0" officeooo:paragraph-rsid="0093a3c0" style:font-size-asian="10pt" style:font-weight-asian="normal" style:font-size-complex="10pt" style:font-weight-complex="normal"/>
    </style:style>
    <style:style style:name="P26" style:family="paragraph" style:parent-style-name="Preformatted_20_Text">
      <style:text-properties style:text-position="0% 100%" fo:font-size="12pt" fo:font-weight="bold" officeooo:paragraph-rsid="0003ad0a" style:font-size-asian="12pt" style:font-weight-asian="bold" style:font-size-complex="12pt" style:font-weight-complex="bold"/>
    </style:style>
    <style:style style:name="P27" style:family="paragraph" style:parent-style-name="Preformatted_20_Text">
      <style:text-properties officeooo:paragraph-rsid="0003ad0a"/>
    </style:style>
    <style:style style:name="P28" style:family="paragraph" style:parent-style-name="Preformatted_20_Text">
      <style:text-properties fo:font-size="12pt" fo:font-weight="bold" officeooo:rsid="0006fde8" officeooo:paragraph-rsid="0006fde8" style:font-size-asian="12pt" style:font-weight-asian="bold" style:font-size-complex="12pt" style:font-weight-complex="bold"/>
    </style:style>
    <style:style style:name="P29" style:family="paragraph" style:parent-style-name="Preformatted_20_Text">
      <style:text-properties officeooo:rsid="00082326" officeooo:paragraph-rsid="00082326"/>
    </style:style>
    <style:style style:name="P30" style:family="paragraph" style:parent-style-name="Preformatted_20_Text">
      <style:text-properties officeooo:rsid="0009dc7a" officeooo:paragraph-rsid="0009dc7a"/>
    </style:style>
    <style:style style:name="P31" style:family="paragraph" style:parent-style-name="Preformatted_20_Text">
      <style:text-properties fo:font-size="12pt" fo:font-weight="bold" officeooo:rsid="000e526a" officeooo:paragraph-rsid="000e526a" style:font-size-asian="12pt" style:font-weight-asian="bold" style:font-size-complex="12pt" style:font-weight-complex="bold"/>
    </style:style>
    <style:style style:name="P32" style:family="paragraph" style:parent-style-name="Preformatted_20_Text">
      <style:text-properties fo:font-weight="bold" officeooo:rsid="000e526a" officeooo:paragraph-rsid="000e526a" style:font-weight-asian="bold" style:font-weight-complex="bold"/>
    </style:style>
    <style:style style:name="P33" style:family="paragraph" style:parent-style-name="Preformatted_20_Text">
      <style:text-properties fo:font-weight="normal" officeooo:rsid="000e52fe" officeooo:paragraph-rsid="000e526a" style:font-weight-asian="normal" style:font-weight-complex="normal"/>
    </style:style>
    <style:style style:name="P34" style:family="paragraph" style:parent-style-name="Preformatted_20_Text">
      <style:text-properties fo:font-size="12pt" fo:font-weight="bold" officeooo:rsid="001299fb" officeooo:paragraph-rsid="001299fb" style:font-size-asian="12pt" style:font-weight-asian="bold" style:font-size-complex="12pt" style:font-weight-complex="bold"/>
    </style:style>
    <style:style style:name="P35" style:family="paragraph" style:parent-style-name="Preformatted_20_Text">
      <style:text-properties fo:font-weight="bold" officeooo:rsid="001299fb" officeooo:paragraph-rsid="001299fb" style:font-weight-asian="bold" style:font-weight-complex="bold"/>
    </style:style>
    <style:style style:name="P36" style:family="paragraph" style:parent-style-name="Preformatted_20_Text">
      <style:text-properties fo:font-weight="normal" officeooo:rsid="0014129b" officeooo:paragraph-rsid="001299fb" style:font-weight-asian="normal" style:font-weight-complex="normal"/>
    </style:style>
    <style:style style:name="P37" style:family="paragraph" style:parent-style-name="Preformatted_20_Text">
      <style:text-properties fo:font-size="12pt" fo:font-weight="normal" officeooo:rsid="0019ec1b" officeooo:paragraph-rsid="0019ec1b" style:font-size-asian="12pt" style:font-weight-asian="normal" style:font-size-complex="12pt" style:font-weight-complex="normal"/>
    </style:style>
    <style:style style:name="P38" style:family="paragraph" style:parent-style-name="Preformatted_20_Text">
      <style:text-properties fo:font-weight="normal" officeooo:rsid="0019ec1b" officeooo:paragraph-rsid="0019ec1b" style:font-weight-asian="normal" style:font-weight-complex="normal"/>
    </style:style>
    <style:style style:name="P39" style:family="paragraph" style:parent-style-name="Preformatted_20_Text">
      <style:text-properties fo:font-weight="bold" officeooo:rsid="001a3c46" officeooo:paragraph-rsid="001a3c46" style:font-weight-asian="bold" style:font-weight-complex="bold"/>
    </style:style>
    <style:style style:name="P40" style:family="paragraph" style:parent-style-name="Preformatted_20_Text">
      <style:text-properties fo:font-weight="normal" officeooo:rsid="001e1005" officeooo:paragraph-rsid="001a3c46" style:font-weight-asian="normal" style:font-weight-complex="normal"/>
    </style:style>
    <style:style style:name="P41" style:family="paragraph" style:parent-style-name="Preformatted_20_Text">
      <style:text-properties fo:font-size="12pt" fo:font-weight="bold" officeooo:rsid="00261a18" officeooo:paragraph-rsid="00261a18" style:font-size-asian="12pt" style:font-weight-asian="bold" style:font-size-complex="12pt" style:font-weight-complex="bold"/>
    </style:style>
    <style:style style:name="P42" style:family="paragraph" style:parent-style-name="Preformatted_20_Text">
      <style:text-properties fo:font-size="12pt" fo:font-weight="bold" officeooo:rsid="00261a18" officeooo:paragraph-rsid="00285b58" style:font-size-asian="12pt" style:font-weight-asian="bold" style:font-size-complex="12pt" style:font-weight-complex="bold"/>
    </style:style>
    <style:style style:name="P43" style:family="paragraph" style:parent-style-name="Preformatted_20_Text">
      <style:text-properties fo:font-size="10pt" fo:font-weight="normal" officeooo:rsid="002bb2e5" officeooo:paragraph-rsid="00285b58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fo:font-size="12pt" fo:font-weight="bold" officeooo:rsid="003028a0" officeooo:paragraph-rsid="003028a0" style:font-size-asian="12pt" style:font-weight-asian="bold" style:font-size-complex="12pt" style:font-weight-complex="bold"/>
    </style:style>
    <style:style style:name="P45" style:family="paragraph" style:parent-style-name="Preformatted_20_Text">
      <style:text-properties fo:font-size="10pt" fo:font-weight="normal" officeooo:rsid="00303b9d" officeooo:paragraph-rsid="003028a0" style:font-size-asian="12pt" style:font-weight-asian="normal" style:font-size-complex="12pt" style:font-weight-complex="normal"/>
    </style:style>
    <style:style style:name="P46" style:family="paragraph" style:parent-style-name="Preformatted_20_Text">
      <style:text-properties fo:font-size="12pt" fo:font-weight="bold" officeooo:rsid="003a5933" officeooo:paragraph-rsid="003a5933" style:font-size-asian="10pt" style:font-weight-asian="bold" style:font-size-complex="10pt" style:font-weight-complex="bold"/>
    </style:style>
    <style:style style:name="P47" style:family="paragraph" style:parent-style-name="Preformatted_20_Text">
      <style:text-properties fo:font-size="10pt" fo:font-weight="normal" officeooo:rsid="003a5933" officeooo:paragraph-rsid="003a5933" style:font-size-asian="10pt" style:font-weight-asian="normal" style:font-size-complex="10pt" style:font-weight-complex="normal"/>
    </style:style>
    <style:style style:name="P48" style:family="paragraph" style:parent-style-name="Preformatted_20_Text">
      <style:paragraph-properties fo:text-align="center" style:justify-single-word="false"/>
      <style:text-properties fo:font-size="15pt" fo:font-weight="bold" officeooo:rsid="00410c90" officeooo:paragraph-rsid="00410c90" style:font-size-asian="15pt" style:font-weight-asian="bold" style:font-size-complex="15pt" style:font-weight-complex="bold"/>
    </style:style>
    <style:style style:name="P49" style:family="paragraph" style:parent-style-name="Preformatted_20_Text">
      <style:paragraph-properties fo:text-align="start" style:justify-single-word="false"/>
      <style:text-properties fo:font-size="12pt" fo:font-weight="normal" officeooo:rsid="00410c90" officeooo:paragraph-rsid="00410c90" style:font-size-asian="10.5pt" style:font-weight-asian="normal" style:font-size-complex="12pt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style:text-position="0% 100%" fo:font-size="12pt" fo:font-weight="bold" officeooo:rsid="00423829" officeooo:paragraph-rsid="00423829" style:font-size-asian="10.5pt" style:font-weight-asian="bold" style:font-size-complex="12pt" style:font-weight-complex="bold"/>
    </style:style>
    <style:style style:name="P51" style:family="paragraph" style:parent-style-name="Preformatted_20_Text">
      <style:paragraph-properties fo:text-align="start" style:justify-single-word="false"/>
      <style:text-properties fo:font-size="10pt" fo:font-weight="normal" officeooo:rsid="00449e26" officeooo:paragraph-rsid="0045e691" style:font-size-asian="10.5pt" style:font-weight-asian="normal" style:font-size-complex="12pt" style:font-weight-complex="normal"/>
    </style:style>
    <style:style style:name="P52" style:family="paragraph" style:parent-style-name="Preformatted_20_Text">
      <style:paragraph-properties fo:text-align="start" style:justify-single-word="false"/>
      <style:text-properties fo:font-size="10pt" fo:font-weight="normal" officeooo:rsid="0045e691" officeooo:paragraph-rsid="0045e691" style:font-size-asian="10.5pt" style:font-weight-asian="normal" style:font-size-complex="12pt" style:font-weight-complex="normal"/>
    </style:style>
    <style:style style:name="P53" style:family="paragraph" style:parent-style-name="Preformatted_20_Text">
      <style:text-properties style:text-position="0% 100%" fo:font-size="12pt" fo:font-weight="bold" officeooo:rsid="004e84c1" officeooo:paragraph-rsid="004e84c1" style:font-size-asian="10pt" style:font-weight-asian="bold" style:font-size-complex="10pt" style:font-weight-complex="bold"/>
    </style:style>
    <style:style style:name="P54" style:family="paragraph" style:parent-style-name="Preformatted_20_Text">
      <style:text-properties fo:font-size="10pt" fo:font-weight="normal" officeooo:rsid="0050b792" officeooo:paragraph-rsid="004e84c1" style:font-size-asian="10pt" style:font-weight-asian="normal" style:font-size-complex="10pt" style:font-weight-complex="normal"/>
    </style:style>
    <style:style style:name="T1" style:family="text">
      <style:text-properties officeooo:rsid="00426b7f"/>
    </style:style>
    <style:style style:name="T2" style:family="text">
      <style:text-properties fo:font-size="10pt" fo:font-weight="normal" style:font-weight-asian="normal" style:font-weight-complex="normal"/>
    </style:style>
    <style:style style:name="T3" style:family="text">
      <style:text-properties fo:font-size="10pt" officeooo:rsid="00590cf3" style:font-size-asian="10pt" style:font-size-complex="10pt"/>
    </style:style>
    <style:style style:name="T4" style:family="text">
      <style:text-properties officeooo:rsid="006664c0"/>
    </style:style>
    <style:style style:name="T5" style:family="text">
      <style:text-properties officeooo:rsid="005be616"/>
    </style:style>
    <style:style style:name="T6" style:family="text">
      <style:text-properties officeooo:rsid="005d5719"/>
    </style:style>
    <style:style style:name="T7" style:family="text">
      <style:text-properties fo:font-weight="bold" officeooo:rsid="00621df8" style:font-weight-asian="bold" style:font-weight-complex="bold"/>
    </style:style>
    <style:style style:name="T8" style:family="text">
      <style:text-properties fo:font-weight="bold" officeooo:rsid="005d5719" style:font-weight-asian="bold" style:font-weight-complex="bold"/>
    </style:style>
    <style:style style:name="T9" style:family="text">
      <style:text-properties officeooo:rsid="005e0ad1"/>
    </style:style>
    <style:style style:name="T10" style:family="text">
      <style:text-properties officeooo:rsid="0067f7c9"/>
    </style:style>
    <style:style style:name="T11" style:family="text">
      <style:text-properties officeooo:rsid="006c3781"/>
    </style:style>
    <style:style style:name="T12" style:family="text">
      <style:text-properties officeooo:rsid="006d1fa4"/>
    </style:style>
    <style:style style:name="T13" style:family="text">
      <style:text-properties fo:font-size="10pt"/>
    </style:style>
    <style:style style:name="T14" style:family="text">
      <style:text-properties officeooo:rsid="00704eb8"/>
    </style:style>
    <style:style style:name="T15" style:family="text">
      <style:text-properties fo:font-weight="normal" officeooo:rsid="0073a5bc" style:font-weight-asian="normal" style:font-weight-complex="normal"/>
    </style:style>
    <style:style style:name="T16" style:family="text">
      <style:text-properties fo:font-size="10pt" fo:font-weight="normal" officeooo:rsid="00760e74" style:font-weight-asian="normal" style:font-weight-complex="normal"/>
    </style:style>
    <style:style style:name="T17" style:family="text">
      <style:text-properties officeooo:rsid="00768dcc"/>
    </style:style>
    <style:style style:name="T18" style:family="text">
      <style:text-properties officeooo:rsid="0077eb8e"/>
    </style:style>
    <style:style style:name="T19" style:family="text">
      <style:text-properties officeooo:rsid="007a3c1d"/>
    </style:style>
    <style:style style:name="T20" style:family="text">
      <style:text-properties fo:font-size="10pt" fo:font-weight="normal" officeooo:rsid="007b7d18" style:font-weight-asian="normal" style:font-weight-complex="normal"/>
    </style:style>
    <style:style style:name="T21" style:family="text">
      <style:text-properties officeooo:rsid="007c6a89"/>
    </style:style>
    <style:style style:name="T22" style:family="text">
      <style:text-properties officeooo:rsid="007dda1b"/>
    </style:style>
    <style:style style:name="T23" style:family="text">
      <style:text-properties officeooo:rsid="007e6962"/>
    </style:style>
    <style:style style:name="T24" style:family="text">
      <style:text-properties officeooo:rsid="007f9ba5"/>
    </style:style>
    <style:style style:name="T25" style:family="text">
      <style:text-properties officeooo:rsid="008006c1"/>
    </style:style>
    <style:style style:name="T26" style:family="text">
      <style:text-properties officeooo:rsid="0081bee8"/>
    </style:style>
    <style:style style:name="T27" style:family="text">
      <style:text-properties officeooo:rsid="0081ebe2"/>
    </style:style>
    <style:style style:name="T28" style:family="text">
      <style:text-properties officeooo:rsid="00829261"/>
    </style:style>
    <style:style style:name="T29" style:family="text">
      <style:text-properties officeooo:rsid="0083d585"/>
    </style:style>
    <style:style style:name="T30" style:family="text">
      <style:text-properties officeooo:rsid="0085c4fc"/>
    </style:style>
    <style:style style:name="T31" style:family="text">
      <style:text-properties officeooo:rsid="00864e9f"/>
    </style:style>
    <style:style style:name="T32" style:family="text">
      <style:text-properties officeooo:rsid="008a50a0"/>
    </style:style>
    <style:style style:name="T33" style:family="text">
      <style:text-properties officeooo:rsid="008d416e"/>
    </style:style>
    <style:style style:name="T34" style:family="text">
      <style:text-properties officeooo:rsid="008b295e"/>
    </style:style>
    <style:style style:name="T35" style:family="text">
      <style:text-properties officeooo:rsid="008b60dc"/>
    </style:style>
    <style:style style:name="T36" style:family="text">
      <style:text-properties officeooo:rsid="008fb2c7"/>
    </style:style>
    <style:style style:name="T37" style:family="text">
      <style:text-properties officeooo:rsid="00919c23"/>
    </style:style>
    <style:style style:name="T38" style:family="text">
      <style:text-properties officeooo:rsid="0092457d"/>
    </style:style>
    <style:style style:name="T39" style:family="text">
      <style:text-properties officeooo:rsid="0093a3c0"/>
    </style:style>
    <style:style style:name="T40" style:family="text">
      <style:text-properties officeooo:rsid="0094cd59"/>
    </style:style>
    <style:style style:name="T41" style:family="text">
      <style:text-properties officeooo:rsid="00951f42"/>
    </style:style>
    <style:style style:name="T42" style:family="text">
      <style:text-properties officeooo:rsid="009642f9"/>
    </style:style>
    <style:style style:name="T43" style:family="text">
      <style:text-properties officeooo:rsid="00967bc0"/>
    </style:style>
    <style:style style:name="T44" style:family="text">
      <style:text-properties officeooo:rsid="009697fb"/>
    </style:style>
    <style:style style:name="T45" style:family="text">
      <style:text-properties officeooo:rsid="00984773"/>
    </style:style>
    <style:style style:name="T46" style:family="text">
      <style:text-properties officeooo:rsid="00039963"/>
    </style:style>
    <style:style style:name="T47" style:family="text">
      <style:text-properties officeooo:rsid="0003ad0a"/>
    </style:style>
    <style:style style:name="T48" style:family="text">
      <style:text-properties officeooo:rsid="00045ee7"/>
    </style:style>
    <style:style style:name="T49" style:family="text">
      <style:text-properties officeooo:rsid="000b8263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0e52fe" style:font-weight-asian="normal" style:font-weight-complex="normal"/>
    </style:style>
    <style:style style:name="T52" style:family="text">
      <style:text-properties officeooo:rsid="000f24a2"/>
    </style:style>
    <style:style style:name="T53" style:family="text">
      <style:text-properties officeooo:rsid="00114e9a"/>
    </style:style>
    <style:style style:name="T54" style:family="text">
      <style:text-properties officeooo:rsid="00123f7b"/>
    </style:style>
    <style:style style:name="T55" style:family="text">
      <style:text-properties fo:font-weight="normal" officeooo:rsid="0014129b" style:font-weight-asian="normal" style:font-weight-complex="normal"/>
    </style:style>
    <style:style style:name="T56" style:family="text">
      <style:text-properties officeooo:rsid="0015c3c8"/>
    </style:style>
    <style:style style:name="T57" style:family="text">
      <style:text-properties officeooo:rsid="001797a2"/>
    </style:style>
    <style:style style:name="T58" style:family="text">
      <style:text-properties officeooo:rsid="0017abc7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normal" officeooo:rsid="001c3bb1" style:font-weight-asian="normal" style:font-weight-complex="normal"/>
    </style:style>
    <style:style style:name="T61" style:family="text">
      <style:text-properties fo:font-weight="normal" officeooo:rsid="001e1005" style:font-weight-asian="normal" style:font-weight-complex="normal"/>
    </style:style>
    <style:style style:name="T62" style:family="text">
      <style:text-properties officeooo:rsid="00248397"/>
    </style:style>
    <style:style style:name="T63" style:family="text">
      <style:text-properties officeooo:rsid="001fbf72"/>
    </style:style>
    <style:style style:name="T64" style:family="text">
      <style:text-properties officeooo:rsid="001f148d"/>
    </style:style>
    <style:style style:name="T65" style:family="text">
      <style:text-properties officeooo:rsid="0020bc35"/>
    </style:style>
    <style:style style:name="T66" style:family="text">
      <style:text-properties officeooo:rsid="00226c75"/>
    </style:style>
    <style:style style:name="T67" style:family="text">
      <style:text-properties officeooo:rsid="00233595"/>
    </style:style>
    <style:style style:name="T68" style:family="text">
      <style:text-properties fo:font-size="10pt" fo:font-weight="normal" officeooo:rsid="002bb2e5" style:font-weight-asian="normal" style:font-weight-complex="normal"/>
    </style:style>
    <style:style style:name="T69" style:family="text">
      <style:text-properties fo:font-size="10pt" fo:font-weight="normal" officeooo:rsid="002ec3bf" style:font-weight-asian="normal" style:font-weight-complex="normal"/>
    </style:style>
    <style:style style:name="T70" style:family="text">
      <style:text-properties officeooo:rsid="002daae6"/>
    </style:style>
    <style:style style:name="T71" style:family="text">
      <style:text-properties officeooo:rsid="002dacad"/>
    </style:style>
    <style:style style:name="T72" style:family="text">
      <style:text-properties fo:font-size="10pt" fo:font-weight="normal" officeooo:rsid="00302fb6" style:font-weight-asian="normal" style:font-weight-complex="normal"/>
    </style:style>
    <style:style style:name="T73" style:family="text">
      <style:text-properties fo:font-size="10pt" fo:font-weight="normal" officeooo:rsid="00303b9d" style:font-weight-asian="normal" style:font-weight-complex="normal"/>
    </style:style>
    <style:style style:name="T74" style:family="text">
      <style:text-properties officeooo:rsid="00306aee"/>
    </style:style>
    <style:style style:name="T75" style:family="text">
      <style:text-properties officeooo:rsid="0032543e"/>
    </style:style>
    <style:style style:name="T76" style:family="text">
      <style:text-properties officeooo:rsid="00326158"/>
    </style:style>
    <style:style style:name="T77" style:family="text">
      <style:text-properties officeooo:rsid="00345a79"/>
    </style:style>
    <style:style style:name="T78" style:family="text">
      <style:text-properties officeooo:rsid="0035fc03"/>
    </style:style>
    <style:style style:name="T79" style:family="text">
      <style:text-properties officeooo:rsid="0036bb54"/>
    </style:style>
    <style:style style:name="T80" style:family="text">
      <style:text-properties officeooo:rsid="003a1db6"/>
    </style:style>
    <style:style style:name="T81" style:family="text">
      <style:text-properties officeooo:rsid="003d2b33"/>
    </style:style>
    <style:style style:name="T82" style:family="text">
      <style:text-properties officeooo:rsid="003ec402"/>
    </style:style>
    <style:style style:name="T83" style:family="text">
      <style:text-properties fo:font-size="10pt" fo:font-weight="normal" officeooo:rsid="00433a79" style:font-weight-asian="normal" style:font-weight-complex="normal"/>
    </style:style>
    <style:style style:name="T84" style:family="text">
      <style:text-properties fo:font-size="10pt" fo:font-weight="normal" officeooo:rsid="00449e26" style:font-weight-asian="normal" style:font-weight-complex="normal"/>
    </style:style>
    <style:style style:name="T85" style:family="text">
      <style:text-properties officeooo:rsid="0045e691"/>
    </style:style>
    <style:style style:name="T86" style:family="text">
      <style:text-properties officeooo:rsid="0047a7c1"/>
    </style:style>
    <style:style style:name="T87" style:family="text">
      <style:text-properties officeooo:rsid="0048ff46"/>
    </style:style>
    <style:style style:name="T88" style:family="text">
      <style:text-properties officeooo:rsid="004940b6"/>
    </style:style>
    <style:style style:name="T89" style:family="text">
      <style:text-properties officeooo:rsid="004aafd8"/>
    </style:style>
    <style:style style:name="T90" style:family="text">
      <style:text-properties officeooo:rsid="004ae4f5"/>
    </style:style>
    <style:style style:name="T91" style:family="text">
      <style:text-properties officeooo:rsid="004bddab"/>
    </style:style>
    <style:style style:name="T92" style:family="text">
      <style:text-properties officeooo:rsid="004d1c68"/>
    </style:style>
    <style:style style:name="T93" style:family="text">
      <style:text-properties officeooo:rsid="004de3bb"/>
    </style:style>
    <style:style style:name="T94" style:family="text">
      <style:text-properties fo:font-size="10pt" fo:font-weight="normal" officeooo:rsid="0050b792" style:font-weight-asian="normal" style:font-weight-complex="normal"/>
    </style:style>
    <style:style style:name="T95" style:family="text">
      <style:text-properties officeooo:rsid="0054c289"/>
    </style:style>
    <style:style style:name="T96" style:family="text">
      <style:text-properties officeooo:rsid="0055dd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P – <text:span text:style-name="T1">RFC 9293</text:span></text:p>
      <text:p text:style-name="P1"/>
      <text:p text:style-name="P1"/>
      <text:p text:style-name="P2">Byte Stream Service</text:p>
      <text:p text:style-name="P2"><text:tab/><text:span text:style-name="T2">Segmentarea are loc la nivelul Transport. Datele sunt segmentate si trimise mai jos in stack. Receiver-ul construieste un mesaj continuu din nou.</text:span></text:p>
      <text:p text:style-name="P3"/>
      <text:p text:style-name="P4">Sequence Numbers</text:p>
      <text:p text:style-name="P5"><text:tab/><text:span text:style-name="T3">Si sender si receiver genereaza un pseudo random sequence number in functie de un “clock” care eventual va da loop.</text:span></text:p>
      <text:p text:style-name="P6"><text:tab/></text:p>
      <text:p text:style-name="P7"><text:tab/>App → trimite 100o <text:span text:style-name="T4">= MSG.LEN</text:span></text:p>
      <text:p text:style-name="P8"><text:tab/></text:p>
      <text:p text:style-name="P9"><text:tab/>SND → SND.UNA = 800 </text:p>
      <text:p text:style-name="P7"><text:tab/><text:tab/><text:span text:style-name="T5">SND.WND = 300</text:span></text:p>
      <text:p text:style-name="P7"><text:tab/><text:tab/><text:span text:style-name="T5">SND.NXT = 1000</text:span></text:p>
      <text:p text:style-name="P10"><text:tab/> <text:s text:c="3"/>→ <text:span text:style-name="T6">ACK’d data – </text:span><text:span text:style-name="T7">S</text:span><text:span text:style-name="T8">ND.UNA </text:span><text:span text:style-name="T6">– sent but unACK’d – </text:span><text:span text:style-name="T8">SND.NXT </text:span><text:span text:style-name="T6">– unsent – </text:span><text:span text:style-name="T8">SND.UNA+SND.WND </text:span><text:span text:style-name="T6">– </text:span><text:span text:style-name="T9">END OF SEND WINDOW – </text:span></text:p>
      <text:p text:style-name="P11"><text:tab/></text:p>
      <text:p text:style-name="P11"><text:tab/>SEG → SEG.SEQ = SND.NXT</text:p>
      <text:p text:style-name="P10"><text:tab/><text:tab/>→ <text:span text:style-name="T4">SND.NXT += MSG.LEN</text:span></text:p>
      <text:p text:style-name="P10"><text:tab/> <text:s text:c="3"/>→ <text:span text:style-name="T10">SEG.LEN = MSG.LEN</text:span></text:p>
      <text:p text:style-name="P8"><text:tab/></text:p>
      <text:p text:style-name="P12"><text:tab/>RCV → <text:span text:style-name="T11">if RCV.NXT == SND.NXT → accept</text:span></text:p>
      <text:p text:style-name="P12"><text:tab/> <text:s text:c="4"/><text:tab/><text:tab/>→ <text:span text:style-name="T11">RCV.NXT+=SEG.LEN</text:span></text:p>
      <text:p text:style-name="P12"><text:tab/><text:tab/><text:tab/>→ <text:span text:style-name="T11">RCV.WND = update from application</text:span></text:p>
      <text:p text:style-name="P12"><text:tab/> <text:s text:c="3"/>→ <text:span text:style-name="T11">SEG.ACK = RCV.NXT</text:span></text:p>
      <text:p text:style-name="P12"><text:tab/> <text:s text:c="3"/>→ <text:span text:style-name="T11">SEG.WND = RCV.WND</text:span></text:p>
      <text:p text:style-name="P12"><text:tab/></text:p>
      <text:p text:style-name="P12"><text:tab/><text:span text:style-name="T12">SND → SND.UNA = SEG.ACK</text:span></text:p>
      <text:p text:style-name="P12"/>
      <text:p text:style-name="P12"/>
      <text:p text:style-name="P13">TCP Control Block</text:p>
      <text:p text:style-name="P14"><text:tab/><text:span text:style-name="T13">OS-Level structura de date care stocheaza info despre conexiunea TCP.</text:span></text:p>
      <text:p text:style-name="P15"><text:tab/><text:span text:style-name="T14">TCB = Transmission Control Block.</text:span></text:p>
      <text:p text:style-name="P15"><text:tab/></text:p>
      <text:p text:style-name="P15"/>
      <text:p text:style-name="P16">Checksum</text:p>
      <text:p text:style-name="P17"><text:s/><text:tab/><text:span text:style-name="T15">C1( Sum( C1( 16bit words of header and txt ) ) )</text:span></text:p>
      <text:p text:style-name="P18"/>
      <text:p text:style-name="P18"/>
      <text:p text:style-name="P19">Options</text:p>
      <text:p text:style-name="P19"><text:tab/><text:span text:style-name="T16">Daca DataOffset in header-ul TCP&gt;5: atunci pot fi options la finalul header-ului.</text:span></text:p>
      <text:p text:style-name="P20"><text:tab/><text:span text:style-name="T17">End of Options OPT → KIND = 1o = 0</text:span></text:p>
      <text:p text:style-name="P20"><text:tab/><text:span text:style-name="T18">NOP <text:tab/><text:tab/> <text:s text:c="2"/>OPT → KIND = 1o = 1</text:span></text:p>
      <text:p text:style-name="P20"><text:tab/><text:span text:style-name="T19">MSS<text:tab/><text:tab/> <text:s text:c="2"/>OPT → KIND = 1o, LEN = 1o, MSS = 2o</text:span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STATE MACHINE</text:p>
      <text:p text:style-name="P21"/>
      <text:p text:style-name="P21"><text:tab/><text:span text:style-name="T20">1. LISTEN:<text:tab/><text:tab/><text:tab/>Waits for a connection</text:span></text:p>
      <text:p text:style-name="P22"/>
      <text:p text:style-name="P22"><text:tab/>2. <text:span text:style-name="T21">SYN-SENT:<text:tab/><text:tab/></text:span><text:span text:style-name="T22">Tries to connect to a LISTEN state socket.</text:span></text:p>
      <text:p text:style-name="P22"/>
      <text:p text:style-name="P22"><text:tab/><text:span text:style-name="T23">3. SYN-RECEIVED:<text:tab/><text:tab/></text:span><text:span text:style-name="T24">After receiving SYN and sending SYN/ACK.</text:span></text:p>
      <text:p text:style-name="P22"><text:tab/><text:span text:style-name="T25">4. </text:span><text:span text:style-name="T26">CONN ESTABLISHED</text:span></text:p>
      <text:p text:style-name="P22"/>
      <text:p text:style-name="P22"><text:tab/><text:span text:style-name="T26">5. </text:span><text:span text:style-name="T27">FIN-WAIT-1:<text:tab/><text:tab/></text:span><text:span text:style-name="T28">Un endpoint-</text:span><text:span text:style-name="T29">A </text:span><text:span text:style-name="T28">trimite un msj de FIN si asteapta ACK.</text:span></text:p>
      <text:p text:style-name="P22"/>
      <text:p text:style-name="P23"><text:tab/><text:span text:style-name="T28">6. </text:span><text:span text:style-name="T29">FIN-WAIT-2: <text:tab/><text:tab/>Celalalt endpoint-B trimite un ACK. La primirea acestui ACK, </text:span><text:span text:style-name="T30">A</text:span><text:span text:style-name="T29"> intra in FIN-WAIT-2. </text:span><text:span text:style-name="T30">A asteapta un FIN de la B.</text:span></text:p>
      <text:p text:style-name="P23"/>
      <text:p text:style-name="P24"><text:span text:style-name="T30"><text:tab/></text:span><text:span text:style-name="T31">7. </text:span><text:span text:style-name="T32">CLOSE-WAIT:<text:tab/><text:tab/></text:span><text:span text:style-name="T33">Dupa ce B trimite acest ACK, B intra intr-o stare de asteptare pentru propria aplicatie. Cand aceasta se termina va trm un FIN.</text:span></text:p>
      <text:p text:style-name="P24"/>
      <text:p text:style-name="P24"><text:span text:style-name="T31"><text:tab/></text:span><text:span text:style-name="T34">8. </text:span><text:span text:style-name="T35">LAST-ACK:<text:tab/><text:tab/></text:span><text:span text:style-name="T36">Dupa ce appB se termina, B trimite un FIN si intra in LAST-ACK state.</text:span><text:span text:style-name="T35"><text:tab/></text:span></text:p>
      <text:p text:style-name="P24"/>
      <text:p text:style-name="P24"><text:tab/><text:span text:style-name="T37">9. </text:span><text:span text:style-name="T38">TIME-WAIT: <text:tab/><text:tab/></text:span><text:span text:style-name="T39">A intra in TIME-WAIT dupa ce primeste FIN de la B. Mai asteapta o perioada de timp pentru a evita conexiuni reincarnate si retrimiterea pachetelor, </text:span><text:span text:style-name="T40">dar si o posibila retrimitere a unui FIN de la B.</text:span></text:p>
      <text:p text:style-name="P25"/>
      <text:p text:style-name="P25"><text:tab/><text:span text:style-name="T41">10. CLOSED: <text:tab/><text:tab/>B intra in closed dupa ce primeste ACK final. A intra in closed dupa intervalul de timp stabilit.</text:span></text:p>
      <text:p text:style-name="P25"/>
      <text:p text:style-name="Preformatted_20_Text"><text:tab/><text:span text:style-name="T42">11. CLOSING: <text:tab/><text:tab/>A si B trimit simu</text:span><text:span text:style-name="T43">ltan FIN. </text:span><text:span text:style-name="T44">Acum ambele asteapta simultan ACK unul de la celalalt. </text:span><text:span text:style-name="T45">LASTACK si TIMEWAIT</text:span></text:p>
      <text:p text:style-name="Preformatted_20_Text"/>
      <text:p text:style-name="Preformatted_20_Text"/>
      <text:p text:style-name="Preformatted_20_Text"/>
      <text:p text:style-name="P26">Fate Sharing</text:p>
      <text:p text:style-name="P27"><text:s/></text:p>
      <text:p text:style-name="P27"><text:span text:style-name="T46">La TCP informatiile despre conexiune sunt tinute doar la endpoints. Nu la inte</text:span><text:span text:style-name="T47">r</text:span><text:span text:style-name="T48">mediari, de ex routers.</text:span></text:p>
      <text:p text:style-name="P27"/>
      <text:p text:style-name="P27"/>
      <text:p text:style-name="P28">Optiuni pentru mentinerea segmentelor la dimensiuni acceptabile</text:p>
      <text:p text:style-name="P27"/>
      <text:p text:style-name="P29">→ Maximum Segment Size Option:</text:p>
      <text:p text:style-name="P29"><text:tab/>→ MSS</text:p>
      <text:p text:style-name="P29"><text:tab/>→ In SYNs if the size is different from default.</text:p>
      <text:p text:style-name="P29"/>
      <text:p text:style-name="P30">MTU este la nivelul IP. Maximum Transmission Unit.</text:p>
      <text:p text:style-name="P30"><text:tab/>→ <text:span text:style-name="T49">Maximum packet size la IP.</text:span></text:p>
      <text:p text:style-name="P30">MSS este la nivelul TCP. Maximum Segment Size.</text:p>
      <text:p text:style-name="P30"><text:tab/>→ <text:span text:style-name="T49">Maximum PAYLOAD size la TCP.</text:span></text:p>
      <text:p text:style-name="P30"/>
      <text:p text:style-name="P30"/>
      <text:p text:style-name="P31">Nagle Algorithm</text:p>
      <text:p text:style-name="P32"><text:tab/><text:span text:style-name="T50">→ </text:span><text:span text:style-name="T51">Ajuta la evitarea trimiterii de prea multe pachete prea mici.</text:span></text:p>
      <text:p text:style-name="P33"><text:tab/>→ <text:span text:style-name="T52">Outstanding Data = Data trimisa dar nu Acknowledged.</text:span></text:p>
      <text:p text:style-name="P33"><text:tab/>→ <text:span text:style-name="T53">NU se trimite data pana cand tot ce a fost trimis anterior nu e ACK SAU pana cand nu se ajunge la MSS. </text:span><text:span text:style-name="T54">Se face buffering la data.</text:span></text:p>
      <text:p text:style-name="P33"/>
      <text:p text:style-name="P33"><text:soft-page-break/></text:p>
      <text:p text:style-name="P34">Path MTU Discovery – PMTUD</text:p>
      <text:p text:style-name="P35"><text:tab/><text:span text:style-name="T50">→ </text:span><text:span text:style-name="T55">DON’T FRAGMENT bit – DF.</text:span></text:p>
      <text:p text:style-name="P36"><text:tab/>→ Cand se trimite un pachet pentru prima data se presupune ca MTU==local MTU.</text:p>
      <text:p text:style-name="P36"><text:tab/>→ <text:span text:style-name="T56">Se pune DF bit.</text:span></text:p>
      <text:p text:style-name="P36"><text:tab/>→ <text:span text:style-name="T56">Se trimite.</text:span></text:p>
      <text:p text:style-name="P36"><text:tab/>→ <text:span text:style-name="T56">Daca ajunge la destinatie si se intoarce un ACK atunci MTU == local MTU.</text:span></text:p>
      <text:p text:style-name="P36"><text:tab/>→ <text:span text:style-name="T56">Daca nu se ajunge la destinatie, inseamna ca pachetul a fost oprit la un router pentru ca se incerca fragmentarea. Routerul trimite un ICMP informativ cu valoarea. </text:span><text:span text:style-name="T57">Acum se presupune ca MTU == acea valoare. </text:span><text:span text:style-name="T58">Se repeta.</text:span></text:p>
      <text:p text:style-name="P36"/>
      <text:p text:style-name="P36"/>
      <text:p text:style-name="P37"><text:span text:style-name="T59">RTO</text:span> = Retransmission Timeout</text:p>
      <text:p text:style-name="P38"/>
      <text:p text:style-name="P39">Retransmission Recovery</text:p>
      <text:p text:style-name="P39"><text:tab/><text:span text:style-name="T50">→ </text:span><text:span text:style-name="T60">2 Th</text:span><text:span text:style-name="T61">resholds: R1 and R2.</text:span></text:p>
      <text:p text:style-name="P40"><text:tab/>→ <text:span text:style-name="T62">Daca nr de retransmisii ale aceluiasi segment</text:span><text:span text:style-name="T63"> </text:span><text:span text:style-name="T64">&gt; R1</text:span></text:p>
      <text:p text:style-name="P40"><text:tab/><text:tab/>→ <text:span text:style-name="T65">negative advice is passed to IP layer. =&gt; </text:span><text:span text:style-name="T66">Layerul IP va interoga starea gateway-ului pana la destinatie.</text:span></text:p>
      <text:p text:style-name="P40"><text:tab/>→ <text:span text:style-name="T67">Daca se trece de R2 =&gt; Connection closed</text:span></text:p>
      <text:p text:style-name="P40"/>
      <text:p text:style-name="P40"/>
      <text:p text:style-name="P41">Sender Retransmission Queues</text:p>
      <text:p text:style-name="P42"><text:tab/><text:span text:style-name="T68">→ La fiecare trimitere a unui segment, sender-ul TCP face o copie a datei si o pune intr-un retransmission Queue. </text:span><text:span text:style-name="T69">(Sequence NR + TIMESTAMP).</text:span></text:p>
      <text:p text:style-name="P43"><text:tab/>→ <text:span text:style-name="T70">La primirea unui ACK de la receiver, aceasta copie se sterge din Q.</text:span></text:p>
      <text:p text:style-name="P43"><text:tab/>→ <text:span text:style-name="T71">La expirarea unui timeout RTO, se copiaza data din retransmission queue, se trimite aceasta noua copie.</text:span></text:p>
      <text:p text:style-name="P43"/>
      <text:p text:style-name="P43"/>
      <text:p text:style-name="P44">Window Shrinking</text:p>
      <text:p text:style-name="P44"><text:tab/><text:span text:style-name="T72">→ Daca receiver-ul micsoreaza window-ul, atunci sender-ul nu trebuie sa trimita in continuare date noi, </text:span><text:span text:style-name="T73">atat timp cat nr de octeti neACK &gt; new window.</text:span></text:p>
      <text:p text:style-name="P45"><text:tab/>→ <text:span text:style-name="T74">Se poate reincerca retrimiterea de date care nu sunt ACK, cat timp sunt in noul window.</text:span></text:p>
      <text:p text:style-name="P45"><text:tab/>→ <text:span text:style-name="T74">Se poate incerca retrimiterea de date in afara window-ului, dar daca esueaza retransmisia pana la R2, nu se realizeaza inchiderea conexiunii.</text:span></text:p>
      <text:p text:style-name="P45"><text:tab/>→ <text:span text:style-name="T75">Daca window-ul devine 0, atunci </text:span><text:span text:style-name="T76">receiver-ul trebuie probat.</text:span></text:p>
      <text:p text:style-name="P45"><text:tab/><text:tab/>→ <text:span text:style-name="T77">PERSIST TIMER: </text:span><text:span text:style-name="T78">Receiver-ul cand segment cu WND = 0, incepe un PERSIST <text:tab/><text:tab/><text:tab/>TIMER. </text:span><text:span text:style-name="T79">La timeout, sender-ul trimite un ZeroWindowProbe Segment <text:tab/><text:tab/><text:tab/><text:tab/>mic de 1o. </text:span><text:span text:style-name="T80">Receiver-ul raspunde cu un ACK la acest probe cu noul <text:tab/><text:tab/><text:tab/>WND.</text:span></text:p>
      <text:p text:style-name="P42"><text:tab/><text:tab/><text:span text:style-name="T50"/></text:p>
      <text:p text:style-name="P36"><text:tab/></text:p>
      <text:p text:style-name="P30"/>
      <text:p text:style-name="P46">Receiver Silly Window Sindrome alg</text:p>
      <text:p text:style-name="P46"><text:tab/><text:span text:style-name="T2">→ Receiver-ul nu ar trebui sa modifice window-ul in incremente mici.</text:span></text:p>
      <text:p text:style-name="P47"><text:tab/>→ Solutia e sa astepte pana cand buffer-ul se elibereaza mai mult pentru a publica un nou window semnificativ.</text:p>
      <text:p text:style-name="P47"><text:tab/>→ <text:span text:style-name="T81">Se asteapta pana cand aplicatia foloseste din RCV.BUFFER pentru a se elibera mai mult spatiu.</text:span></text:p>
      <text:p text:style-name="P47"><text:tab/>→ <text:span text:style-name="T82">NewWindow = RCV.BUFF – RCV.USER IFF RCV.BUFF – RCV.USER – RCV.WND &gt;= min(1/2 * RCV.BUFFER, MSS)</text:span></text:p>
      <text:p text:style-name="P47"/>
      <text:p text:style-name="P47"/>
      <text:p text:style-name="P48"/>
      <text:p text:style-name="P48"/>
      <text:p text:style-name="P48"><text:soft-page-break/></text:p>
      <text:p text:style-name="P48"/>
      <text:p text:style-name="P48">TCP INTERFACING</text:p>
      <text:p text:style-name="P48"/>
      <text:p text:style-name="P49"/>
      <text:p text:style-name="P49"/>
      <text:p text:style-name="P50">USER-TCP</text:p>
      <text:p text:style-name="P50"><text:tab/><text:span text:style-name="T83">1. OPEN → </text:span><text:span text:style-name="T84">active/passive</text:span></text:p>
      <text:p text:style-name="P51"><text:tab/><text:tab/> <text:s/>→ if passiv<text:span text:style-name="T85">e: </text:span></text:p>
      <text:p text:style-name="P52"><text:tab/><text:tab/><text:tab/>→ Daca e configurat remote socket → asteapta o conexiune anume</text:p>
      <text:p text:style-name="P52"><text:tab/><text:tab/><text:tab/>→ Daca nu e configurat un remote socket → asteapta oarecare</text:p>
      <text:p text:style-name="P52"><text:tab/><text:tab/> <text:s/>→ <text:span text:style-name="T86">se creeaza TCB</text:span></text:p>
      <text:p text:style-name="P52"><text:tab/><text:span text:style-name="T87">2. SEND </text:span></text:p>
      <text:p text:style-name="P52"><text:tab/><text:span text:style-name="T87">3. RECEIVE</text:span></text:p>
      <text:p text:style-name="P29"><text:s/><text:tab/><text:span text:style-name="T88">4. CLOSE</text:span></text:p>
      <text:p text:style-name="P29"><text:tab/><text:span text:style-name="T89">5. STATUS</text:span></text:p>
      <text:p text:style-name="P29"><text:tab/><text:span text:style-name="T89">6. ABORT</text:span></text:p>
      <text:p text:style-name="P29"><text:tab/><text:span text:style-name="T90">7. FLUSH: clears queued send data outside the send window (&gt;</text:span><text:span text:style-name="T91">SND.UNA+</text:span><text:span text:style-name="T90">SND.WND)</text:span></text:p>
      <text:p text:style-name="P29"><text:tab/><text:span text:style-name="T92">8. Differentiated Services set: DSCP set.</text:span></text:p>
      <text:p text:style-name="P29"><text:tab/><text:tab/>→ <text:span text:style-name="T93">DSCP = 6 bits→ different priorities</text:span></text:p>
      <text:p text:style-name="P29"/>
      <text:p text:style-name="P53">TCP-LOWER_LEVEL</text:p>
      <text:p text:style-name="P53"><text:tab/><text:span text:style-name="T2">→ </text:span><text:span text:style-name="T94">o aplicatie poate sa impuna un DSCP care influenteaza mai departe layerul Internet/IP.</text:span></text:p>
      <text:p text:style-name="P54"><text:tab/>→ TTL TREBUIE sa fie configurabil.</text:p>
      <text:p text:style-name="P54"><text:tab/>→ <text:span text:style-name="T95">Trebuie sa suporte retransmisia de ICMP </text:span><text:span text:style-name="T96">catre conexiunea care a produs eroarea.</text:span></text:p>
      <text:p text:style-name="P27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date>2025-10-11T18:06:05.430985656</dc:date>
    <meta:editing-duration>PT4H9M43S</meta:editing-duration>
    <meta:editing-cycles>147</meta:editing-cycles>
    <meta:document-statistic meta:table-count="0" meta:image-count="0" meta:object-count="0" meta:page-count="4" meta:paragraph-count="111" meta:word-count="970" meta:character-count="5680" meta:non-whitespace-character-count="4628"/>
  </office:meta>
</office:document-meta>
</file>